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ff" loext:opacity="100%" style:text-line-through-style="none" style:text-line-through-type="none" style:font-name="Arial" fo:font-size="14pt" fo:font-style="normal" style:text-underline-style="solid" style:text-underline-width="auto" style:text-underline-color="font-color" fo:font-weight="bold" style:text-blinking="false" fo:background-color="transparent" style:font-weight-asian="bold" style:font-weight-complex="bold"/>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ff"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1665in" fo:margin-bottom="0in" style:contextual-spacing="false" fo:line-height="120%" style:writing-mode="lr-tb"/>
      <style:text-properties fo:font-variant="normal" fo:text-transform="none" fo:color="#0000ff" loext:opacity="1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5"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0b748c" style:text-blinking="false" fo:background-color="transparent"/>
    </style:style>
    <style:style style:name="P6" style:family="paragraph" style:parent-style-name="Text_20_body">
      <style:paragraph-properties fo:margin-top="0in" fo:margin-bottom="0in" style:contextual-spacing="false" fo:line-height="138%" style:writing-mode="lr-tb"/>
    </style:style>
    <style:style style:name="P7" style:family="paragraph" style:parent-style-name="Text_20_body">
      <style:paragraph-properties fo:margin-top="0.1665in" fo:margin-bottom="0in" style:contextual-spacing="false" fo:line-height="120%" style:writing-mode="lr-tb"/>
    </style:style>
    <style:style style:name="T1" style:family="text">
      <style:text-properties fo:font-variant="normal" fo:text-transform="none" fo:color="#0000ff"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officeooo:rsid="000b74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a408cdd7-7fff-78c5-5c04-062e95e6bf0b"/>Information sur le CPU :</text:p>
      <text:p text:style-name="P6"><text:span text:style-name="T1"/></text:p>
      <text:p text:style-name="P2">$ lscpu</text:p>
      <text:p text:style-name="P4">Architecture: <text:s text:c="11"/>x86_64</text:p>
      <text:p text:style-name="P4"><text:s text:c="2"/>CPU op-mode(s): <text:s text:c="7"/>32-bit, 64-bit</text:p>
      <text:p text:style-name="P4"><text:s text:c="2"/>Address sizes: <text:s text:c="8"/>39 bits physical, 48 bits virtual</text:p>
      <text:p text:style-name="P4"><text:s text:c="2"/>Byte Order: <text:s text:c="11"/>Little Endian</text:p>
      <text:p text:style-name="P4">CPU(s): <text:s text:c="17"/>8</text:p>
      <text:p text:style-name="P4"><text:s text:c="2"/>On-line CPU(s) list: <text:s text:c="2"/>0-7</text:p>
      <text:p text:style-name="P4">Vendor ID: <text:s text:c="14"/>GenuineIntel</text:p>
      <text:p text:style-name="P4"><text:s text:c="2"/>Model name: <text:s text:c="11"/>11th Gen Intel(R) Core(TM) i5-1135G7 @ 2.40GHz</text:p>
      <text:p text:style-name="P4"><text:s text:c="4"/>CPU family: <text:s text:c="9"/>6</text:p>
      <text:p text:style-name="P4"><text:s text:c="4"/>Model: <text:s text:c="14"/>140</text:p>
      <text:p text:style-name="P4"><text:s text:c="4"/>Thread(s) per core: <text:s/>2</text:p>
      <text:p text:style-name="P4"><text:s text:c="4"/>Core(s) per socket: <text:s/>4</text:p>
      <text:p text:style-name="P4"><text:s text:c="4"/>Socket(s): <text:s text:c="10"/>1</text:p>
      <text:p text:style-name="P4"><text:s text:c="4"/>Stepping: <text:s text:c="11"/>1</text:p>
      <text:p text:style-name="P4"><text:s text:c="4"/>CPU max MHz: <text:s text:c="8"/>4200,0000</text:p>
      <text:p text:style-name="P4"><text:s text:c="4"/>CPU min MHz: <text:s text:c="8"/>400,0000</text:p>
      <text:p text:style-name="P4"><text:s text:c="4"/>BogoMIPS: <text:s text:c="11"/>4838.40</text:p>
      <text:p text:style-name="P4"><text:s text:c="4"/>Flags: <text:s text:c="14"/>fpu vme de pse tsc msr pae mce cx8 apic sep mtrr pge mc</text:p>
      <text:p text:style-name="P4"><text:s text:c="25"/>a cmov pat pse36 clflush dts acpi mmx fxsr sse sse2 ss </text:p>
      <text:p text:style-name="P4"><text:s text:c="25"/>ht tm pbe syscall nx pdpe1gb rdtscp lm constant_tsc art</text:p>
      <text:p text:style-name="P4"><text:s text:c="26"/>arch_perfmon pebs bts rep_good nopl xtopology nonstop_</text:p>
      <text:p text:style-name="P4"><text:s text:c="25"/>tsc cpuid aperfmperf tsc_known_freq pni pclmulqdq dtes6</text:p>
      <text:p text:style-name="P4"><text:s text:c="25"/>4 monitor ds_cpl vmx est tm2 ssse3 sdbg fma cx16 xtpr p</text:p>
      <text:p text:style-name="P4"><text:s text:c="25"/>dcm pcid sse4_1 sse4_2 x2apic movbe popcnt tsc_deadline</text:p>
      <text:p text:style-name="P4"><text:s text:c="25"/>_timer aes xsave avx f16c rdrand lahf_lm abm 3dnowprefe</text:p>
      <text:p text:style-name="P4"><text:s text:c="25"/>tch cpuid_fault epb cat_l2 invpcid_single cdp_l2 ssbd i</text:p>
      <text:p text:style-name="P4"><text:soft-page-break/><text:s text:c="25"/>brs ibpb stibp ibrs_enhanced tpr_shadow vnmi flexpriori</text:p>
      <text:p text:style-name="P4"><text:s text:c="25"/>ty ept vpid ept_ad fsgsbase tsc_adjust bmi1 avx2 smep b</text:p>
      <text:p text:style-name="P4"><text:s text:c="25"/>mi2 erms invpcid rdt_a avx512f avx512dq rdseed adx smap</text:p>
      <text:p text:style-name="P4"><text:s text:c="26"/>avx512ifma clflushopt clwb intel_pt avx512cd sha_ni av</text:p>
      <text:p text:style-name="P4"><text:s text:c="25"/>x512bw avx512vl xsaveopt xsavec xgetbv1 xsaves split_lo</text:p>
      <text:p text:style-name="P4"><text:s text:c="25"/>ck_detect dtherm ida arat pln pts hwp hwp_notify hwp_ac</text:p>
      <text:p text:style-name="P4"><text:s text:c="25"/>t_window hwp_epp hwp_pkg_req avx512vbmi umip pku ospke </text:p>
      <text:p text:style-name="P4"><text:s text:c="25"/>avx512_vbmi2 gfni vaes vpclmulqdq avx512_vnni avx512_bi</text:p>
      <text:p text:style-name="P4"><text:s text:c="25"/>talg avx512_vpopcntdq rdpid movdiri movdir64b fsrm avx5</text:p>
      <text:p text:style-name="P4"><text:s text:c="25"/>12_vp2intersect md_clear flush_l1d arch_capabilities</text:p>
      <text:p text:style-name="P4">Virtualization features: </text:p>
      <text:p text:style-name="P4"><text:s text:c="2"/>Virtualization: <text:s text:c="7"/>VT-x</text:p>
      <text:p text:style-name="P4">Caches (sum of all): <text:s text:c="4"/></text:p>
      <text:p text:style-name="P4"><text:s text:c="2"/>L1d: <text:s text:c="18"/>192 KiB (4 instances)</text:p>
      <text:p text:style-name="P4"><text:s text:c="2"/>L1i: <text:s text:c="18"/>128 KiB (4 instances)</text:p>
      <text:p text:style-name="P4"><text:s text:c="2"/>L2: <text:s text:c="19"/>5 MiB (4 instances)</text:p>
      <text:p text:style-name="P4"><text:s text:c="2"/>L3: <text:s text:c="19"/>8 MiB (1 instance)</text:p>
      <text:p text:style-name="P4">NUMA: <text:s text:c="19"/></text:p>
      <text:p text:style-name="P4"><text:s text:c="2"/>NUMA node(s): <text:s text:c="9"/>1</text:p>
      <text:p text:style-name="P4"><text:s text:c="2"/>NUMA node0 CPU(s): <text:s text:c="4"/>0-7</text:p>
      <text:p text:style-name="P4">Vulnerabilities: <text:s text:c="8"/></text:p>
      <text:p text:style-name="P4"><text:s text:c="2"/>Itlb multihit: <text:s text:c="8"/>Not affected</text:p>
      <text:p text:style-name="P4"><text:s text:c="2"/>L1tf: <text:s text:c="17"/>Not affected</text:p>
      <text:p text:style-name="P4"><text:s text:c="2"/>Mds: <text:s text:c="18"/>Not affected</text:p>
      <text:p text:style-name="P4"><text:s text:c="2"/>Meltdown: <text:s text:c="13"/>Not affected</text:p>
      <text:p text:style-name="P4"><text:s text:c="2"/>Mmio stale data: <text:s text:c="6"/>Not affected</text:p>
      <text:p text:style-name="P4"><text:s text:c="2"/>Retbleed: <text:s text:c="13"/>Not affected</text:p>
      <text:p text:style-name="P4"><text:s text:c="2"/>Spec store bypass: <text:s text:c="4"/>Mitigation; Speculative Store Bypass disabled via prctl</text:p>
      <text:p text:style-name="P4"><text:soft-page-break/><text:s text:c="26"/>and seccomp</text:p>
      <text:p text:style-name="P4"><text:s text:c="2"/>Spectre v1: <text:s text:c="11"/>Mitigation; usercopy/swapgs barriers and __user pointer</text:p>
      <text:p text:style-name="P4"><text:s text:c="26"/>sanitization</text:p>
      <text:p text:style-name="P4"><text:s text:c="2"/>Spectre v2: <text:s text:c="11"/>Mitigation; Enhanced IBRS, IBPB conditional, RSB fillin</text:p>
      <text:p text:style-name="P4"><text:s text:c="25"/>g, PBRSB-eIBRS SW sequence</text:p>
      <text:p text:style-name="P4"><text:s text:c="2"/>Srbds: <text:s text:c="16"/>Not affected</text:p>
      <text:p text:style-name="P4"><text:s text:c="2"/>Tsx async abort: <text:s text:c="6"/>Not affected</text:p>
      <text:p text:style-name="Text_20_body"/>
      <text:p text:style-name="P3">$ cat /proc/cpuinfo</text:p>
      <text:p text:style-name="P4">processor<text:tab/>: 0</text:p>
      <text:p text:style-name="P4">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cpu MHz<text:tab/><text:tab/>: 2400.000</text:p>
      <text:p text:style-name="P4">cache size<text:tab/>: 8192 KB</text:p>
      <text:p text:style-name="P4">physical id<text:tab/>: 0</text:p>
      <text:p text:style-name="P4">siblings<text:tab/>: 8</text:p>
      <text:p text:style-name="P4">core id<text:tab/><text:tab/>: 0</text:p>
      <text:p text:style-name="P4">cpu cores<text:tab/>: 4</text:p>
      <text:p text:style-name="P4">apicid<text:tab/><text:tab/>: 0</text:p>
      <text:p text:style-name="P4">initial apicid<text:tab/>: 0</text:p>
      <text:p text:style-name="P4">fpu<text:tab/><text:tab/>: yes</text:p>
      <text:p text:style-name="P4">fpu_exception<text:tab/>: yes</text:p>
      <text:p text:style-name="P4">cpuid level<text:tab/>: 27</text:p>
      <text:p text:style-name="P4">wp<text:tab/><text:tab/>: yes</text:p>
      <text:p text:style-name="P4"><text:soft-page-break/>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P4"/>
      <text:p text:style-name="P4">processor<text:tab/>: 1</text:p>
      <text:p text:style-name="P4">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cpu MHz<text:tab/><text:tab/>: 2768.570</text:p>
      <text:p text:style-name="P4">cache size<text:tab/>: 8192 KB</text:p>
      <text:p text:style-name="P4">physical id<text:tab/>: 0</text:p>
      <text:p text:style-name="P4">siblings<text:tab/>: 8</text:p>
      <text:p text:style-name="P4">core id<text:tab/><text:tab/>: 1</text:p>
      <text:p text:style-name="P4">cpu cores<text:tab/>: 4</text:p>
      <text:p text:style-name="P4"><text:soft-page-break/>apicid<text:tab/><text:tab/>: 2</text:p>
      <text:p text:style-name="P4">initial apicid<text:tab/>: 2</text:p>
      <text:p text:style-name="P4">fpu<text:tab/><text:tab/>: yes</text:p>
      <text:p text:style-name="P4">fpu_exception<text:tab/>: yes</text:p>
      <text:p text:style-name="P4">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P4"/>
      <text:p text:style-name="P4">processor<text:tab/>: 2</text:p>
      <text:p text:style-name="P4">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text:soft-page-break/>cpu MHz<text:tab/><text:tab/>: 2400.000</text:p>
      <text:p text:style-name="P4">cache size<text:tab/>: 8192 KB</text:p>
      <text:p text:style-name="P4">physical id<text:tab/>: 0</text:p>
      <text:p text:style-name="P4">siblings<text:tab/>: 8</text:p>
      <text:p text:style-name="P4">core id<text:tab/><text:tab/>: 2</text:p>
      <text:p text:style-name="P4">cpu cores<text:tab/>: 4</text:p>
      <text:p text:style-name="P4">apicid<text:tab/><text:tab/>: 4</text:p>
      <text:p text:style-name="P4">initial apicid<text:tab/>: 4</text:p>
      <text:p text:style-name="P4">fpu<text:tab/><text:tab/>: yes</text:p>
      <text:p text:style-name="P4">fpu_exception<text:tab/>: yes</text:p>
      <text:p text:style-name="P4">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P4"/>
      <text:p text:style-name="P4">processor<text:tab/>: 3</text:p>
      <text:p text:style-name="P4"><text:soft-page-break/>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cpu MHz<text:tab/><text:tab/>: 2400.000</text:p>
      <text:p text:style-name="P4">cache size<text:tab/>: 8192 KB</text:p>
      <text:p text:style-name="P4">physical id<text:tab/>: 0</text:p>
      <text:p text:style-name="P4">siblings<text:tab/>: 8</text:p>
      <text:p text:style-name="P4">core id<text:tab/><text:tab/>: 3</text:p>
      <text:p text:style-name="P4">cpu cores<text:tab/>: 4</text:p>
      <text:p text:style-name="P4">apicid<text:tab/><text:tab/>: 6</text:p>
      <text:p text:style-name="P4">initial apicid<text:tab/>: 6</text:p>
      <text:p text:style-name="P4">fpu<text:tab/><text:tab/>: yes</text:p>
      <text:p text:style-name="P4">fpu_exception<text:tab/>: yes</text:p>
      <text:p text:style-name="P4">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text:soft-page-break/>clflush size<text:tab/>: 64</text:p>
      <text:p text:style-name="P4">cache_alignment<text:tab/>: 64</text:p>
      <text:p text:style-name="P4">address sizes<text:tab/>: 39 bits physical, 48 bits virtual</text:p>
      <text:p text:style-name="P4">power management:</text:p>
      <text:p text:style-name="P4"/>
      <text:p text:style-name="P4">processor<text:tab/>: 4</text:p>
      <text:p text:style-name="P4">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cpu MHz<text:tab/><text:tab/>: 2177.748</text:p>
      <text:p text:style-name="P4">cache size<text:tab/>: 8192 KB</text:p>
      <text:p text:style-name="P4">physical id<text:tab/>: 0</text:p>
      <text:p text:style-name="P4">siblings<text:tab/>: 8</text:p>
      <text:p text:style-name="P4">core id<text:tab/><text:tab/>: 0</text:p>
      <text:p text:style-name="P4">cpu cores<text:tab/>: 4</text:p>
      <text:p text:style-name="P4">apicid<text:tab/><text:tab/>: 1</text:p>
      <text:p text:style-name="P4">initial apicid<text:tab/>: 1</text:p>
      <text:p text:style-name="P4">fpu<text:tab/><text:tab/>: yes</text:p>
      <text:p text:style-name="P4">fpu_exception<text:tab/>: yes</text:p>
      <text:p text:style-name="P4">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text:soft-page-break/>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P4"/>
      <text:p text:style-name="P4">processor<text:tab/>: 5</text:p>
      <text:p text:style-name="P4">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cpu MHz<text:tab/><text:tab/>: 2400.000</text:p>
      <text:p text:style-name="P4">cache size<text:tab/>: 8192 KB</text:p>
      <text:p text:style-name="P4">physical id<text:tab/>: 0</text:p>
      <text:p text:style-name="P4">siblings<text:tab/>: 8</text:p>
      <text:p text:style-name="P4">core id<text:tab/><text:tab/>: 1</text:p>
      <text:p text:style-name="P4">cpu cores<text:tab/>: 4</text:p>
      <text:p text:style-name="P4">apicid<text:tab/><text:tab/>: 3</text:p>
      <text:p text:style-name="P4">initial apicid<text:tab/>: 3</text:p>
      <text:p text:style-name="P4">fpu<text:tab/><text:tab/>: yes</text:p>
      <text:p text:style-name="P4">fpu_exception<text:tab/>: yes</text:p>
      <text:p text:style-name="P4"><text:soft-page-break/>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P4"/>
      <text:p text:style-name="P4">processor<text:tab/>: 6</text:p>
      <text:p text:style-name="P4">vendor_id<text:tab/>: GenuineIntel</text:p>
      <text:p text:style-name="P4">cpu family<text:tab/>: 6</text:p>
      <text:p text:style-name="P4">model<text:tab/><text:tab/>: 140</text:p>
      <text:p text:style-name="P4">model name<text:tab/>: 11th Gen Intel(R) Core(TM) i5-1135G7 @ 2.40GHz</text:p>
      <text:p text:style-name="P4">stepping<text:tab/>: 1</text:p>
      <text:p text:style-name="P4">microcode<text:tab/>: 0xa4</text:p>
      <text:p text:style-name="P4">cpu MHz<text:tab/><text:tab/>: 2400.000</text:p>
      <text:p text:style-name="P4">cache size<text:tab/>: 8192 KB</text:p>
      <text:p text:style-name="P4">physical id<text:tab/>: 0</text:p>
      <text:p text:style-name="P4">siblings<text:tab/>: 8</text:p>
      <text:p text:style-name="P4"><text:soft-page-break/>core id<text:tab/><text:tab/>: 2</text:p>
      <text:p text:style-name="P4">cpu cores<text:tab/>: 4</text:p>
      <text:p text:style-name="P4">apicid<text:tab/><text:tab/>: 5</text:p>
      <text:p text:style-name="P4">initial apicid<text:tab/>: 5</text:p>
      <text:p text:style-name="P4">fpu<text:tab/><text:tab/>: yes</text:p>
      <text:p text:style-name="P4">fpu_exception<text:tab/>: yes</text:p>
      <text:p text:style-name="P4">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P4"/>
      <text:p text:style-name="P4">processor<text:tab/>: 7</text:p>
      <text:p text:style-name="P4">vendor_id<text:tab/>: GenuineIntel</text:p>
      <text:p text:style-name="P4">cpu family<text:tab/>: 6</text:p>
      <text:p text:style-name="P4">model<text:tab/><text:tab/>: 140</text:p>
      <text:p text:style-name="P4">model name<text:tab/>: 11th Gen Intel(R) Core(TM) i5-1135G7 @ 2.40GHz</text:p>
      <text:p text:style-name="P4"><text:soft-page-break/>stepping<text:tab/>: 1</text:p>
      <text:p text:style-name="P4">microcode<text:tab/>: 0xa4</text:p>
      <text:p text:style-name="P4">cpu MHz<text:tab/><text:tab/>: 2400.000</text:p>
      <text:p text:style-name="P4">cache size<text:tab/>: 8192 KB</text:p>
      <text:p text:style-name="P4">physical id<text:tab/>: 0</text:p>
      <text:p text:style-name="P4">siblings<text:tab/>: 8</text:p>
      <text:p text:style-name="P4">core id<text:tab/><text:tab/>: 3</text:p>
      <text:p text:style-name="P4">cpu cores<text:tab/>: 4</text:p>
      <text:p text:style-name="P4">apicid<text:tab/><text:tab/>: 7</text:p>
      <text:p text:style-name="P4">initial apicid<text:tab/>: 7</text:p>
      <text:p text:style-name="P4">fpu<text:tab/><text:tab/>: yes</text:p>
      <text:p text:style-name="P4">fpu_exception<text:tab/>: yes</text:p>
      <text:p text:style-name="P4">cpuid level<text:tab/>: 27</text:p>
      <text:p text:style-name="P4">wp<text:tab/><text:tab/>: yes</text:p>
      <text:p text:style-name="P4">flags<text:tab/><text:tab/>: fpu vme de pse tsc msr pae mce cx8 apic sep mtrr pge mca cmov pat pse36 clflush dts acpi mmx fxsr sse sse2 ss ht tm pbe syscall nx pdpe1gb rdtscp lm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cat_l2 invpcid_single cdp_l2 ssbd ibrs ibpb stibp ibrs_enhanced tpr_shadow vnmi flexpriority ept vpid ept_ad fsgsbase tsc_adjust bmi1 avx2 smep bmi2 erms invpcid rdt_a avx512f avx512dq rdseed adx smap avx512ifma clflushopt clwb intel_pt avx512cd sha_ni avx512bw avx512vl xsaveopt xsavec xgetbv1 xsaves split_lock_detect dtherm ida arat pln pts hwp hwp_notify hwp_act_window hwp_epp hwp_pkg_req avx512vbmi umip pku ospke avx512_vbmi2 gfni vaes vpclmulqdq avx512_vnni avx512_bitalg avx512_vpopcntdq rdpid movdiri movdir64b fsrm avx512_vp2intersect md_clear flush_l1d arch_capabilities</text:p>
      <text:p text:style-name="P4">vmx flags<text:tab/>: vnmi preemption_timer posted_intr invvpid ept_x_only ept_ad ept_1gb flexpriority apicv tsc_offset vtpr mtf vapic ept vpid unrestricted_guest vapic_reg vid ple pml ept_mode_based_exec tsc_scaling</text:p>
      <text:p text:style-name="P4">bugs<text:tab/><text:tab/>: spectre_v1 spectre_v2 spec_store_bypass swapgs eibrs_pbrsb</text:p>
      <text:p text:style-name="P4">bogomips<text:tab/>: 4838.40</text:p>
      <text:p text:style-name="P4">clflush size<text:tab/>: 64</text:p>
      <text:p text:style-name="P4">cache_alignment<text:tab/>: 64</text:p>
      <text:p text:style-name="P4">address sizes<text:tab/>: 39 bits physical, 48 bits virtual</text:p>
      <text:p text:style-name="P4">power management:</text:p>
      <text:p text:style-name="Text_20_body"><text:soft-page-break/></text:p>
      <text:p text:style-name="P1">Information sur les caches de données :</text:p>
      <text:p text:style-name="Text_20_body"/>
      <text:p text:style-name="P3">$ cat /sys/devices/system/cpu/cpu0/cache/index0/*</text:p>
      <text:p text:style-name="Text_20_body"/>
      <text:p text:style-name="P4">coherency_line_size : 64</text:p>
      <text:p text:style-name="P4">level : 1</text:p>
      <text:p text:style-name="P4">physical_line_partition : 1</text:p>
      <text:p text:style-name="P4">shared_cpu_map : 11</text:p>
      <text:p text:style-name="P4">type : Data</text:p>
      <text:p text:style-name="P4">ways_of_associativity : 12</text:p>
      <text:p text:style-name="P4">id : 0</text:p>
      <text:p text:style-name="P5">number_of_sets : 64</text:p>
      <text:p text:style-name="P5">shared_cpu_list : 0,4</text:p>
      <text:p text:style-name="P5">size : 48K</text:p>
      <text:p text:style-name="Text_20_body"/>
      <text:p text:style-name="P3">$ cat /sys/devices/system/cpu/cpu0/cache/index1/*</text:p>
      <text:p text:style-name="Text_20_body"/>
      <text:p text:style-name="P5">coherency_line_size : 64</text:p>
      <text:p text:style-name="P5">level : 1</text:p>
      <text:p text:style-name="P5">physical_line_partition : 1</text:p>
      <text:p text:style-name="P5">shared_cpu_map : 11</text:p>
      <text:p text:style-name="P5">type : Instruction</text:p>
      <text:p text:style-name="P5">ways_of_associativity : 8</text:p>
      <text:p text:style-name="P5">id : 0</text:p>
      <text:p text:style-name="P5">number_of_sets : 64</text:p>
      <text:p text:style-name="P5">shared_cpu_list : 0,4</text:p>
      <text:p text:style-name="P5">size : 32K</text:p>
      <text:p text:style-name="Text_20_body"/>
      <text:p text:style-name="P3"><text:soft-page-break/>$ cat /sys/devices/system/cpu/cpu0/cache/index2/*</text:p>
      <text:p text:style-name="Text_20_body"/>
      <text:p text:style-name="P5">coherency_line_size : 64</text:p>
      <text:p text:style-name="P5">level : 2</text:p>
      <text:p text:style-name="P5">physical_line_partition : 1</text:p>
      <text:p text:style-name="P5">shared_cpu_map : 11</text:p>
      <text:p text:style-name="P5">type : Unified</text:p>
      <text:p text:style-name="P5">ways_of_associativity : 20</text:p>
      <text:p text:style-name="P5">id : 0</text:p>
      <text:p text:style-name="P5">number_of_sets : 1024</text:p>
      <text:p text:style-name="P5">shared_cpu_list : 0,4</text:p>
      <text:p text:style-name="P5">size : 1280K</text:p>
      <text:p text:style-name="Text_20_body"/>
      <text:p text:style-name="P3">$ cat /sys/devices/system/cpu/cpu0/cache/index3/*</text:p>
      <text:p text:style-name="Text_20_body"/>
      <text:p text:style-name="P5">coherency_line_size : 64</text:p>
      <text:p text:style-name="P5">level : 3</text:p>
      <text:p text:style-name="P5">physical_line_partition : 1</text:p>
      <text:p text:style-name="P5">shared_cpu_map : ff</text:p>
      <text:p text:style-name="P5">type : Unified</text:p>
      <text:p text:style-name="P5">ways_of_associativity : 8</text:p>
      <text:p text:style-name="P5">id : 0</text:p>
      <text:p text:style-name="P5">number_of_sets : 16384</text:p>
      <text:p text:style-name="P5">shared_cpu_list : 0-7</text:p>
      <text:p text:style-name="P5">size : 8192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0:44:11.704933199</meta:creation-date>
    <dc:date>2022-11-15T10:51:11.312106472</dc:date>
    <meta:editing-duration>PT6M59S</meta:editing-duration>
    <meta:editing-cycles>2</meta:editing-cycles>
    <meta:generator>LibreOffice/7.3.6.2$Linux_X86_64 LibreOffice_project/30$Build-2</meta:generator>
    <meta:document-statistic meta:table-count="0" meta:image-count="0" meta:object-count="0" meta:page-count="14" meta:paragraph-count="325" meta:word-count="2665" meta:character-count="18263" meta:non-whitespace-character-count="14822"/>
  </office:meta>
</office:document-meta>
</file>